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aecf00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emaine 1</text:p>
          </table:table-cell>
          <table:table-cell table:style-name="Tableau1.B1" office:value-type="string">
            <text:p text:style-name="Standard">Setup rapide bdd</text:p>
            <text:p text:style-name="Standard"/>
            <text:p text:style-name="Standard">setup rapide tab control</text:p>
            <text:p text:style-name="Standard"><text:tab/>=&gt; 6 tab item</text:p>
            <text:p text:style-name="Standard"/>
            <text:p text:style-name="Standard">tab client =&gt; design et test regex champ vide / espace / entrée correct</text:p>
            <text:p text:style-name="Standard">tab parametre =&gt; design et test</text:p>
            <text:p text:style-name="Standard"><text:tab/>=&gt; modif properties.default</text:p>
          </table:table-cell>
        </table:table-row>
        <table:table-row>
          <table:table-cell table:style-name="Tableau1.A2" office:value-type="string">
            <text:p text:style-name="Table_20_Contents">Semaine 2</text:p>
          </table:table-cell>
          <table:table-cell table:style-name="Tableau1.B2" office:value-type="string">
            <text:p text:style-name="Standard">Installation rasp pi 3</text:p>
            <text:p text:style-name="Standard"><text:tab/>VNC</text:p>
            <text:p text:style-name="Standard"><text:tab/>PHP</text:p>
            <text:p text:style-name="Standard"><text:tab/>Apache</text:p>
            <text:p text:style-name="Standard"><text:tab/>PhpmyAdmin</text:p>
            <text:p text:style-name="Standard"><text:tab/>Mysql</text:p>
            <text:p text:style-name="Standard"><text:tab/><text:tab/>-&gt; BDD atvcommande</text:p>
            <text:p text:style-name="Standard"/>
            <text:p text:style-name="Standard">Interface Chantier</text:p>
            <text:p text:style-name="Standard"><text:tab/>=&gt; regex</text:p>
            <text:p text:style-name="Standard"/>
            <text:p text:style-name="Standard">autre interface hormis chantier / commande</text:p>
          </table:table-cell>
        </table:table-row>
        <table:table-row>
          <table:table-cell table:style-name="Tableau1.A2" office:value-type="string">
            <text:p text:style-name="Table_20_Contents">Semaine 3</text:p>
          </table:table-cell>
          <table:table-cell table:style-name="Tableau1.B2" office:value-type="string">
            <text:p text:style-name="Standard">UWAMP</text:p>
            <text:p text:style-name="Standard"/>
            <text:p text:style-name="Standard">tentative mysql connexion</text:p>
            <text:p text:style-name="Standard"><text:s/>mardi (05/06): amélioration interface chantier</text:p>
          </table:table-cell>
        </table:table-row>
        <table:table-row>
          <table:table-cell table:style-name="Tableau1.A2" office:value-type="string">
            <text:p text:style-name="Table_20_Contents">Semaine 4</text:p>
          </table:table-cell>
          <table:table-cell table:style-name="Tableau1.B2" office:value-type="string">
            <text:p text:style-name="Standard">( Toujours vivant )</text:p>
            <text:p text:style-name="Standard"><text:tab/>bloc pour le produit</text:p>
            <text:p text:style-name="Standard">debut requete MySQL</text:p>
          </table:table-cell>
        </table:table-row>
        <table:table-row>
          <table:table-cell table:style-name="Tableau1.A2" office:value-type="string">
            <text:p text:style-name="Table_20_Contents">Semaine 5</text:p>
          </table:table-cell>
          <table:table-cell table:style-name="Tableau1.B2" office:value-type="string">
            <text:p text:style-name="Standard"><text:tab/>correction</text:p>
            <text:p text:style-name="Standard"><text:tab/>ajout des autres requete mysql</text:p>
            <text:p text:style-name="Standard"><text:tab/>debut creation -&gt; pdf</text:p>
          </table:table-cell>
        </table:table-row>
        <table:table-row>
          <table:table-cell table:style-name="Tableau1.A2" office:value-type="string">
            <text:p text:style-name="Table_20_Contents">Semaine 6</text:p>
          </table:table-cell>
          <table:table-cell table:style-name="Tableau1.B2" office:value-type="string">
            <text:p text:style-name="Table_20_Contents">Optimisation</text:p>
          </table:table-cell>
        </table:table-row>
        <table:table-row>
          <table:table-cell table:style-name="Tableau1.A2" office:value-type="string">
            <text:p text:style-name="Table_20_Contents">Hors periode</text:p>
          </table:table-cell>
          <table:table-cell table:style-name="Tableau1.B2" office:value-type="string">
            <text:p text:style-name="Standard">Modif design ( plein ecran + ajout certain composant -&gt; "taux" )</text:p>
            <text:p text:style-name="Standard"><text:tab/><text:span text:style-name="T1">test "presence" dans la bdd</text:span></text:p>
            <text:p text:style-name="Standard"><text:span text:style-name="T1"><text:tab/></text:span><text:span text:style-name="T2">recherche elements légale pour bon de commande</text:span></text:p>
            <text:p text:style-name="P1"><text:tab/>Optimisation -&gt; list chargé via XAML ( vue en cours 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28S</meta:editing-duration>
    <meta:editing-cycles>13</meta:editing-cycles>
    <meta:generator>OpenOffice/4.1.5$Win32 OpenOffice.org_project/415m1$Build-9789</meta:generator>
    <dc:date>2018-11-30T08:13:05.20</dc:date>
    <dc:creator>thom </dc:creator>
    <meta:document-statistic meta:table-count="1" meta:image-count="0" meta:object-count="0" meta:page-count="1" meta:paragraph-count="37" meta:word-count="136" meta:character-count="798"/>
    <meta:user-defined meta:name="Info 1"/>
    <meta:user-defined meta:name="Info 2"/>
    <meta:user-defined meta:name="Info 3"/>
    <meta:user-defined meta:name="Info 4"/>
  </office:meta>
</office:document-meta>
</file>